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9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17.78mm"/>
    </style:style>
    <style:style style:name="co7" style:family="table-column">
      <style:table-column-properties fo:break-before="auto" style:column-width="28.95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8">
      <style:table-cell-properties fo:border="0.06pt solid #000000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8">
      <style:table-cell-properties fo:border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6" style:family="table-cell" style:parent-style-name="Default" style:data-style-name="N108">
      <style:table-cell-properties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108">
      <style:table-cell-properties fo:border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71.05mm" svg:height="47.16mm" svg:x="130.54mm" svg:y="83.9mm">
            <draw:object draw:notify-on-update-of-ranges="Planilha1.F12:Planilha1.F12 Planilha1.F13:Planilha1.F18 Planilha1.G12:Planilha1.G12 Planilha1.G13:Planilha1.G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1.05mm" svg:height="47.16mm" svg:x="201.05mm" svg:y="84.64mm">
            <draw:object draw:notify-on-update-of-ranges="Planilha1.F13:Planilha1.F18 Planilha1.H12:Planilha1.H12 Planilha1.H13:Planilha1.H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1.05mm" svg:height="47.16mm" svg:x="272.1mm" svg:y="84.69mm">
            <draw:object draw:notify-on-update-of-ranges="Planilha1.F13:Planilha1.F18 Planilha1.I12:Planilha1.I12 Planilha1.I13:Planilha1.I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/>
          <table:table-cell table:style-name="ce4"/>
          <table:table-cell table:style-name="ce6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empo médio por etapa – arquivo arq2500.in</text:p>
          </table:table-cell>
          <table:covered-table-cell table:number-columns-repeated="2" table:style-name="ce3"/>
          <table:table-cell/>
          <table:table-cell table:style-name="ce8" office:value-type="string" calcext:value-type="string" table:number-columns-spanned="3" table:number-rows-spanned="1">
            <text:p>arq2500.in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arq3000.in</text:p>
          </table:table-cell>
          <table:covered-table-cell table:number-columns-repeated="2" table:style-name="ce3"/>
          <table:table-cell table:style-name="ce8" office:value-type="string" calcext:value-type="string" table:number-columns-spanned="3" table:number-rows-spanned="1">
            <text:p>arq3500.in</text:p>
          </table:table-cell>
          <table:covered-table-cell table:number-columns-repeated="2" table:style-name="ce3"/>
        </table:table-row>
        <table:table-row table:style-name="ro1">
          <table:table-cell table:number-columns-repeated="2"/>
          <table:table-cell table:style-name="ce3" office:value-type="string" calcext:value-type="string">
            <text:p>tempo decorrido em ms (serial)</text:p>
          </table:table-cell>
          <table:table-cell table:style-name="ce3" office:value-type="string" calcext:value-type="string">
            <text:p>% do tempo total</text:p>
          </table:table-cell>
          <table:table-cell/>
          <table:table-cell table:style-name="ce3" office:value-type="string" calcext:value-type="string">
            <text:p># threads</text:p>
          </table:table-cell>
          <table:table-cell table:style-name="ce3" office:value-type="string" calcext:value-type="string">
            <text:p>tempo total (m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# threads</text:p>
          </table:table-cell>
          <table:table-cell table:style-name="ce3" office:value-type="string" calcext:value-type="string">
            <text:p>tempo total (ms)</text:p>
          </table:table-cell>
          <table:table-cell table:style-name="ce3" office:value-type="string" calcext:value-type="string">
            <text:p>speedup</text:p>
          </table:table-cell>
          <table:table-cell table:style-name="ce3" office:value-type="string" calcext:value-type="string">
            <text:p># threads</text:p>
          </table:table-cell>
          <table:table-cell table:style-name="ce3" office:value-type="string" calcext:value-type="string">
            <text:p>tempo total (ms)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1">
          <table:table-cell/>
          <table:table-cell office:value-type="string" calcext:value-type="string">
            <text:p>Bandwidth estimation</text:p>
          </table:table-cell>
          <table:table-cell office:value-type="float" office:value="772.902143333" calcext:value-type="float">
            <text:p>772,9021</text:p>
          </table:table-cell>
          <table:table-cell table:formula="of:=[.C4]/[.C8]" office:value-type="percentage" office:value="0.12175086222114" calcext:value-type="percentage">
            <text:p>12,18%</text:p>
          </table:table-cell>
          <table:table-cell/>
          <table:table-cell table:style-name="ce3" office:value-type="string" calcext:value-type="string">
            <text:p>1 (serial)</text:p>
          </table:table-cell>
          <table:table-cell table:style-name="ce5" office:value-type="float" office:value="6348.227267" calcext:value-type="float">
            <text:p>6348,2273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1 (serial)</text:p>
          </table:table-cell>
          <table:table-cell table:style-name="ce5" office:value-type="float" office:value="10549.812" calcext:value-type="float">
            <text:p>10549,8120</text:p>
          </table:table-cell>
          <table:table-cell table:style-name="ce12" office:value-type="float" office:value="1" calcext:value-type="float">
            <text:p>1</text:p>
          </table:table-cell>
          <table:table-cell table:style-name="ce3" office:value-type="string" calcext:value-type="string">
            <text:p>1 (serial)</text:p>
          </table:table-cell>
          <table:table-cell table:style-name="ce16" office:value-type="float" office:value="16145.144333" calcext:value-type="float">
            <text:p>16145,1443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pute neighbors</text:p>
          </table:table-cell>
          <table:table-cell office:value-type="float" office:value="104.585911333" calcext:value-type="float">
            <text:p>104,5859</text:p>
          </table:table-cell>
          <table:table-cell table:formula="of:=[.C5]/[.C8]" office:value-type="percentage" office:value="0.0164748215421759" calcext:value-type="percentage">
            <text:p>1,65%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5" office:value-type="float" office:value="2554.1465" calcext:value-type="float">
            <text:p>2554,1465</text:p>
          </table:table-cell>
          <table:table-cell table:style-name="ce13" table:formula="of:=ROUND([.G4]/[.G5];2)" office:value-type="float" office:value="2.49" calcext:value-type="float">
            <text:p>2,49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float" office:value="4220.192766667" calcext:value-type="float">
            <text:p>4220,1928</text:p>
          </table:table-cell>
          <table:table-cell table:style-name="ce13" table:formula="of:=ROUND([.J4]/[.J5];2)" office:value-type="float" office:value="2.5" calcext:value-type="float">
            <text:p>2,5</text:p>
          </table:table-cell>
          <table:table-cell table:style-name="ce9" office:value-type="float" office:value="2" calcext:value-type="float">
            <text:p>2</text:p>
          </table:table-cell>
          <table:table-cell table:style-name="ce5" office:value-type="float" office:value="6359.577" calcext:value-type="float">
            <text:p>6359,5770</text:p>
          </table:table-cell>
          <table:table-cell table:style-name="ce13" table:formula="of:=ROUND([.M4]/[.M5];2)" office:value-type="float" office:value="2.54" calcext:value-type="float">
            <text:p>2,54</text:p>
          </table:table-cell>
        </table:table-row>
        <table:table-row table:style-name="ro1">
          <table:table-cell/>
          <table:table-cell office:value-type="string" calcext:value-type="string">
            <text:p>Convergence</text:p>
          </table:table-cell>
          <table:table-cell office:value-type="float" office:value="5456.500533" calcext:value-type="float">
            <text:p>5456,5005</text:p>
          </table:table-cell>
          <table:table-cell table:formula="of:=[.C6]/[.C8]" office:value-type="percentage" office:value="0.859531378368342" calcext:value-type="percentage">
            <text:p>85,95%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5" office:value-type="float" office:value="2318.734833" calcext:value-type="float">
            <text:p>2318,7348</text:p>
          </table:table-cell>
          <table:table-cell table:style-name="ce13" table:formula="of:=ROUND([.G4]/[.G6];2)" office:value-type="float" office:value="2.74" calcext:value-type="float">
            <text:p>2,74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4014.3299" calcext:value-type="float">
            <text:p>4014,3299</text:p>
          </table:table-cell>
          <table:table-cell table:style-name="ce13" table:formula="of:=ROUND([.J4]/[.J6];2)" office:value-type="float" office:value="2.63" calcext:value-type="float">
            <text:p>2,63</text:p>
          </table:table-cell>
          <table:table-cell table:style-name="ce9" office:value-type="float" office:value="4" calcext:value-type="float">
            <text:p>4</text:p>
          </table:table-cell>
          <table:table-cell table:style-name="ce5" office:value-type="float" office:value="6014.787733" calcext:value-type="float">
            <text:p>6014,7877</text:p>
          </table:table-cell>
          <table:table-cell table:style-name="ce13" table:formula="of:=ROUND([.M4]/[.M6];2)" office:value-type="float" office:value="2.68" calcext:value-type="float">
            <text:p>2,68</text:p>
          </table:table-cell>
        </table:table-row>
        <table:table-row table:style-name="ro1">
          <table:table-cell/>
          <table:table-cell office:value-type="string" calcext:value-type="string">
            <text:p>Post processing</text:p>
          </table:table-cell>
          <table:table-cell table:formula="of:=[.C8]-[.C4]-[.C5]-[.C6]" office:value-type="float" office:value="14.2386793340002" calcext:value-type="float">
            <text:p>14,2387</text:p>
          </table:table-cell>
          <table:table-cell table:formula="of:=[.C7]/[.C8]" office:value-type="percentage" office:value="0.00224293786834273" calcext:value-type="percentage">
            <text:p>0,22%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5" office:value-type="float" office:value="2267.529133333" calcext:value-type="float">
            <text:p>2267,5291</text:p>
          </table:table-cell>
          <table:table-cell table:style-name="ce13" table:formula="of:=ROUND([.G4]/[.G7];2)" office:value-type="float" office:value="2.8" calcext:value-type="float">
            <text:p>2,8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3822.7953" calcext:value-type="float">
            <text:p>3822,7953</text:p>
          </table:table-cell>
          <table:table-cell table:style-name="ce13" table:formula="of:=ROUND([.J4]/[.J7];2)" office:value-type="float" office:value="2.76" calcext:value-type="float">
            <text:p>2,76</text:p>
          </table:table-cell>
          <table:table-cell table:style-name="ce9" office:value-type="float" office:value="8" calcext:value-type="float">
            <text:p>8</text:p>
          </table:table-cell>
          <table:table-cell table:style-name="ce5" office:value-type="float" office:value="5704.811033333" calcext:value-type="float">
            <text:p>5704,8110</text:p>
          </table:table-cell>
          <table:table-cell table:style-name="ce13" table:formula="of:=ROUND([.M4]/[.M7];2)" office:value-type="float" office:value="2.83" calcext:value-type="float">
            <text:p>2,83</text:p>
          </table:table-cell>
        </table:table-row>
        <table:table-row table:style-name="ro1">
          <table:table-cell/>
          <table:table-cell office:value-type="string" calcext:value-type="string">
            <text:p>Tempo total</text:p>
          </table:table-cell>
          <table:table-cell office:value-type="float" office:value="6348.227267" calcext:value-type="float">
            <text:p>6348,2273</text:p>
          </table:table-cell>
          <table:table-cell table:style-name="ce3"/>
          <table:table-cell/>
          <table:table-cell table:style-name="ce9" office:value-type="float" office:value="12" calcext:value-type="float">
            <text:p>12</text:p>
          </table:table-cell>
          <table:table-cell table:style-name="ce5" office:value-type="float" office:value="2355.373766667" calcext:value-type="float">
            <text:p>2355,3738</text:p>
          </table:table-cell>
          <table:table-cell table:style-name="ce13" table:formula="of:=ROUND([.G4]/[.G8];2)" office:value-type="float" office:value="2.7" calcext:value-type="float">
            <text:p>2,7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float" office:value="3777.076666667" calcext:value-type="float">
            <text:p>3777,0767</text:p>
          </table:table-cell>
          <table:table-cell table:style-name="ce13" table:formula="of:=ROUND([.J4]/[.J8];2)" office:value-type="float" office:value="2.79" calcext:value-type="float">
            <text:p>2,79</text:p>
          </table:table-cell>
          <table:table-cell table:style-name="ce9" office:value-type="float" office:value="12" calcext:value-type="float">
            <text:p>12</text:p>
          </table:table-cell>
          <table:table-cell table:style-name="ce5" office:value-type="float" office:value="5644.700333333" calcext:value-type="float">
            <text:p>5644,7003</text:p>
          </table:table-cell>
          <table:table-cell table:style-name="ce13" table:formula="of:=ROUND([.M4]/[.M8];2)" office:value-type="float" office:value="2.86" calcext:value-type="float">
            <text:p>2,86</text:p>
          </table:table-cell>
        </table:table-row>
        <table:table-row table:style-name="ro1">
          <table:table-cell table:number-columns-repeated="2"/>
          <table:table-cell table:style-name="ce3" table:number-columns-repeated="2"/>
          <table:table-cell/>
          <table:table-cell table:style-name="ce9" office:value-type="float" office:value="16" calcext:value-type="float">
            <text:p>16</text:p>
          </table:table-cell>
          <table:table-cell table:style-name="ce5" office:value-type="float" office:value="2417.471966667" calcext:value-type="float">
            <text:p>2417,4720</text:p>
          </table:table-cell>
          <table:table-cell table:style-name="ce13" table:formula="of:=ROUND([.G4]/[.G9];2)" office:value-type="float" office:value="2.63" calcext:value-type="float">
            <text:p>2,63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float" office:value="3996.556033333" calcext:value-type="float">
            <text:p>3996,5560</text:p>
          </table:table-cell>
          <table:table-cell table:style-name="ce13" table:formula="of:=ROUND([.J4]/[.J9];2)" office:value-type="float" office:value="2.64" calcext:value-type="float">
            <text:p>2,64</text:p>
          </table:table-cell>
          <table:table-cell table:style-name="ce9" office:value-type="float" office:value="16" calcext:value-type="float">
            <text:p>16</text:p>
          </table:table-cell>
          <table:table-cell table:style-name="ce5" office:value-type="float" office:value="5852.0344" calcext:value-type="float">
            <text:p>5852,0344</text:p>
          </table:table-cell>
          <table:table-cell table:style-name="ce13" table:formula="of:=ROUND([.M4]/[.M9];2)" office:value-type="float" office:value="2.76" calcext:value-type="float">
            <text:p>2,76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empo médio por etapa – arquivo arq3000.in</text:p>
          </table:table-cell>
          <table:covered-table-cell table:number-columns-repeated="2" table:style-name="ce3"/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tempo decorrido em ms (serial)</text:p>
          </table:table-cell>
          <table:table-cell table:style-name="ce3" office:value-type="string" calcext:value-type="string">
            <text:p>% do tempo total</text:p>
          </table:table-cell>
          <table:table-cell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Bandwidth estimation</text:p>
          </table:table-cell>
          <table:table-cell office:value-type="float" office:value="1132.819633" calcext:value-type="float">
            <text:p>1132,8196</text:p>
          </table:table-cell>
          <table:table-cell table:formula="of:=[.C12]/[.C16]" office:value-type="percentage" office:value="0.107378181999831" calcext:value-type="percentage">
            <text:p>10,74%</text:p>
          </table:table-cell>
          <table:table-cell/>
          <table:table-cell table:style-name="ce3" office:value-type="string" calcext:value-type="string">
            <text:p># threads</text:p>
          </table:table-cell>
          <table:table-cell table:style-name="ce3" office:value-type="string" calcext:value-type="string">
            <text:p>speedup arq2500.in</text:p>
          </table:table-cell>
          <table:table-cell table:style-name="ce3" office:value-type="string" calcext:value-type="string">
            <text:p>speedup arq3000.in</text:p>
          </table:table-cell>
          <table:table-cell table:style-name="ce3" office:value-type="string" calcext:value-type="string">
            <text:p>speedup arq3500.in</text:p>
          </table:table-cell>
          <table:table-cell table:style-name="ce14"/>
          <table:table-cell/>
          <table:table-cell table:style-name="ce11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mpute neighbors</text:p>
          </table:table-cell>
          <table:table-cell office:value-type="float" office:value="120.4796" calcext:value-type="float">
            <text:p>120,4796</text:p>
          </table:table-cell>
          <table:table-cell table:formula="of:=[.C13]/[.C16]" office:value-type="percentage" office:value="0.0114200708031574" calcext:value-type="percentage">
            <text:p>1,14%</text:p>
          </table:table-cell>
          <table:table-cell/>
          <table:table-cell table:style-name="ce3" office:value-type="string" calcext:value-type="string">
            <text:p>1 (serial)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4"/>
          <table:table-cell/>
          <table:table-cell table:style-name="ce11"/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Convergence</text:p>
          </table:table-cell>
          <table:table-cell office:value-type="float" office:value="9280.654" calcext:value-type="float">
            <text:p>9280,6540</text:p>
          </table:table-cell>
          <table:table-cell table:formula="of:=[.C14]/[.C16]" office:value-type="percentage" office:value="0.879698519746134" calcext:value-type="percentage">
            <text:p>87,97%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13" office:value-type="float" office:value="2.49" calcext:value-type="float">
            <text:p>2,49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2.54" calcext:value-type="float">
            <text:p>2,54</text:p>
          </table:table-cell>
          <table:table-cell table:style-name="ce14"/>
          <table:table-cell/>
          <table:table-cell table:style-name="ce15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Post processing</text:p>
          </table:table-cell>
          <table:table-cell table:formula="of:=[.C16]-[.C12]-[.C13]-[.C14]" office:value-type="float" office:value="15.8587669999979" calcext:value-type="float">
            <text:p>15,8588</text:p>
          </table:table-cell>
          <table:table-cell table:formula="of:=[.C15]/[.C16]" office:value-type="percentage" office:value="0.0015032274508776" calcext:value-type="percentage">
            <text:p>0,15%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13" office:value-type="float" office:value="2.74" calcext:value-type="float">
            <text:p>2,74</text:p>
          </table:table-cell>
          <table:table-cell table:style-name="ce13" office:value-type="float" office:value="2.63" calcext:value-type="float">
            <text:p>2,63</text:p>
          </table:table-cell>
          <table:table-cell table:style-name="ce13" office:value-type="float" office:value="2.68" calcext:value-type="float">
            <text:p>2,68</text:p>
          </table:table-cell>
          <table:table-cell table:style-name="ce14"/>
          <table:table-cell/>
          <table:table-cell table:style-name="ce15"/>
          <table:table-cell table:style-name="ce14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0549.812" calcext:value-type="float">
            <text:p>10549,8120</text:p>
          </table:table-cell>
          <table:table-cell table:style-name="ce3"/>
          <table:table-cell/>
          <table:table-cell table:style-name="ce9" office:value-type="float" office:value="8" calcext:value-type="float">
            <text:p>8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2.83" calcext:value-type="float">
            <text:p>2,83</text:p>
          </table:table-cell>
          <table:table-cell table:style-name="ce14"/>
          <table:table-cell/>
          <table:table-cell table:style-name="ce15"/>
          <table:table-cell table:style-name="ce14"/>
          <table:table-cell/>
        </table:table-row>
        <table:table-row table:style-name="ro1">
          <table:table-cell/>
          <table:table-cell table:style-name="Default"/>
          <table:table-cell table:style-name="ce3" table:number-columns-repeated="2"/>
          <table:table-cell/>
          <table:table-cell table:style-name="ce9" office:value-type="float" office:value="12" calcext:value-type="float">
            <text:p>1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2.79" calcext:value-type="float">
            <text:p>2,79</text:p>
          </table:table-cell>
          <table:table-cell table:style-name="ce13" office:value-type="float" office:value="2.86" calcext:value-type="float">
            <text:p>2,86</text:p>
          </table:table-cell>
          <table:table-cell table:style-name="ce14"/>
          <table:table-cell/>
          <table:table-cell table:style-name="ce15"/>
          <table:table-cell table:style-name="ce14"/>
          <table:table-cell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Tempo médio por etapa – arquivo arq3500.in</text:p>
          </table:table-cell>
          <table:covered-table-cell table:number-columns-repeated="2" table:style-name="ce3"/>
          <table:table-cell/>
          <table:table-cell table:style-name="ce9" office:value-type="float" office:value="16" calcext:value-type="float">
            <text:p>16</text:p>
          </table:table-cell>
          <table:table-cell table:style-name="ce13" office:value-type="float" office:value="2.63" calcext:value-type="float">
            <text:p>2,63</text:p>
          </table:table-cell>
          <table:table-cell table:style-name="ce13" office:value-type="float" office:value="2.64" calcext:value-type="float">
            <text:p>2,64</text:p>
          </table:table-cell>
          <table:table-cell table:style-name="ce13" office:value-type="float" office:value="2.76" calcext:value-type="float">
            <text:p>2,76</text:p>
          </table:table-cell>
          <table:table-cell table:number-columns-repeated="2"/>
          <table:table-cell table:style-name="ce15"/>
          <table:table-cell table:style-name="ce14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tempo decorrido em ms (serial)</text:p>
          </table:table-cell>
          <table:table-cell table:style-name="ce3" office:value-type="string" calcext:value-type="string">
            <text:p>% do tempo tota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andwidth estimation</text:p>
          </table:table-cell>
          <table:table-cell office:value-type="float" office:value="1525.0865" calcext:value-type="float">
            <text:p>1525,0865</text:p>
          </table:table-cell>
          <table:table-cell table:formula="of:=[.C20]/[.C24]" office:value-type="percentage" office:value="0.0944610013106409" calcext:value-type="percentage">
            <text:p>9,45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pute neighbors</text:p>
          </table:table-cell>
          <table:table-cell office:value-type="float" office:value="175.669626667" calcext:value-type="float">
            <text:p>175,6696</text:p>
          </table:table-cell>
          <table:table-cell table:formula="of:=[.C21]/[.C24]" office:value-type="percentage" office:value="0.0108806476451213" calcext:value-type="percentage">
            <text:p>1,09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vergence</text:p>
          </table:table-cell>
          <table:table-cell office:value-type="float" office:value="14425.194" calcext:value-type="float">
            <text:p>14425,1940</text:p>
          </table:table-cell>
          <table:table-cell table:formula="of:=[.C22]/[.C24]" office:value-type="percentage" office:value="0.893469497854876" calcext:value-type="percentage">
            <text:p>89,35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st processing</text:p>
          </table:table-cell>
          <table:table-cell table:formula="of:=[.C24]-[.C20]-[.C21]-[.C22]" office:value-type="float" office:value="19.1942063330007" calcext:value-type="float">
            <text:p>19,1942</text:p>
          </table:table-cell>
          <table:table-cell table:formula="of:=[.C23]/[.C24]" office:value-type="percentage" office:value="0.00118885318936224" calcext:value-type="percentage">
            <text:p>0,12%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145.144333" calcext:value-type="float">
            <text:p>16145,1443</text:p>
          </table:table-cell>
          <table:table-cell table:style-name="ce3"/>
          <table:table-cell table:number-columns-repeated="10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0:02:56.4226855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6:09:36.257858232</meta:creation-date>
    <dc:date>2015-06-24T21:51:11.114007794</dc:date>
    <meta:editing-duration>PT3H4M54S</meta:editing-duration>
    <meta:editing-cycles>35</meta:editing-cycles>
    <meta:generator>LibreOffice/4.4.2.2$Linux_X86_64 LibreOffice_project/40m0$Build-2</meta:generator>
    <meta:document-statistic meta:table-count="1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06cm" svg:height="4.717cm" xlink:href=".." xlink:type="simple" chart:class="chart:line" chart:style-name="ch1">
        <chart:legend svg:x="0cm" svg:y="0cm" style:legend-expansion="custom" chartooo:width="7.106cm" chartooo:height="4.717cm" style:legend-expansion-aspect-ratio="1.5064659741361" chart:style-name="ch2"/>
        <chart:plot-area chart:style-name="ch3" table:cell-range-address="Planilha1.F12:Planilha1.G18" chart:data-source-has-labels="both" svg:x="0.142cm" svg:y="0.094cm" svg:width="6.822cm" svg:height="4.529cm">
          <chartooo:coordinate-region svg:x="0.869cm" svg:y="0.293cm" svg:width="5.908cm" svg:height="3.683cm"/>
          <chart:axis chart:dimension="x" chart:name="primary-x" chart:style-name="ch4" chartooo:axis-type="auto">
            <chartooo:date-scale/>
            <chart:categories table:cell-range-address="Planilha1.F13:Planilha1.F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G13:Planilha1.G18" chart:label-cell-address="Planilha1.G12:Planilha1.G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arq2500.in</text:p>
                <draw:g>
                  <svg:desc>Planilha1.G12:Planilha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serial)</text:p>
                <draw:g>
                  <svg:desc>Planilha1.F13:Planilha1.F18</svg:desc>
                </draw:g>
              </table:table-cell>
              <table:table-cell office:value-type="float" office:value="1">
                <text:p>1</text:p>
                <draw:g>
                  <svg:desc>Planilha1.G13:Planilha1.G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74">
                <text:p>2.7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3">
                <text:p>2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06cm" svg:height="4.717cm" xlink:href=".." xlink:type="simple" chart:class="chart:line" chart:style-name="ch1">
        <chart:legend svg:x="0cm" svg:y="0cm" style:legend-expansion="custom" chartooo:width="7.106cm" chartooo:height="4.717cm" style:legend-expansion-aspect-ratio="1.5064659741361" chart:style-name="ch2"/>
        <chart:plot-area chart:style-name="ch3" table:cell-range-address="Planilha1.F13:Planilha1.F18 Planilha1.H12:Planilha1.H18" chart:data-source-has-labels="both" svg:x="0.142cm" svg:y="0.094cm" svg:width="6.822cm" svg:height="4.529cm">
          <chartooo:coordinate-region svg:x="0.869cm" svg:y="0.293cm" svg:width="5.908cm" svg:height="3.683cm"/>
          <chart:axis chart:dimension="x" chart:name="primary-x" chart:style-name="ch4" chartooo:axis-type="auto">
            <chartooo:date-scale/>
            <chart:categories table:cell-range-address="Planilha1.F13:Planilha1.F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H13:Planilha1.H18" chart:label-cell-address="Planilha1.H12:Planilha1.H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arq3000.in</text:p>
                <draw:g>
                  <svg:desc>Planilha1.H12:Planilha1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serial)</text:p>
                <draw:g>
                  <svg:desc>Planilha1.F13:Planilha1.F18</svg:desc>
                </draw:g>
              </table:table-cell>
              <table:table-cell office:value-type="float" office:value="1">
                <text:p>1</text:p>
                <draw:g>
                  <svg:desc>Planilha1.H13:Planilha1.H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64">
                <text:p>2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106cm" svg:height="4.717cm" xlink:href=".." xlink:type="simple" chart:class="chart:line" chart:style-name="ch1">
        <chart:legend svg:x="0cm" svg:y="0cm" style:legend-expansion="custom" chartooo:width="7.106cm" chartooo:height="4.717cm" style:legend-expansion-aspect-ratio="1.5064659741361" chart:style-name="ch2"/>
        <chart:plot-area chart:style-name="ch3" table:cell-range-address="Planilha1.F13:Planilha1.F18 Planilha1.I12:Planilha1.I18" chart:data-source-has-labels="both" svg:x="0.142cm" svg:y="0.094cm" svg:width="6.822cm" svg:height="4.529cm">
          <chartooo:coordinate-region svg:x="0.869cm" svg:y="0.293cm" svg:width="5.908cm" svg:height="3.683cm"/>
          <chart:axis chart:dimension="x" chart:name="primary-x" chart:style-name="ch4" chartooo:axis-type="auto">
            <chartooo:date-scale/>
            <chart:categories table:cell-range-address="Planilha1.F13:Planilha1.F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I13:Planilha1.I18" chart:label-cell-address="Planilha1.I12:Planilha1.I1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arq3500.in</text:p>
                <draw:g>
                  <svg:desc>Planilha1.I12:Planilha1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serial)</text:p>
                <draw:g>
                  <svg:desc>Planilha1.F13:Planilha1.F18</svg:desc>
                </draw:g>
              </table:table-cell>
              <table:table-cell office:value-type="float" office:value="1">
                <text:p>1</text:p>
                <draw:g>
                  <svg:desc>Planilha1.I13:Planilha1.I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76">
                <text:p>2.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